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5e15d7" officeooo:paragraph-rsid="005e15d7"/>
    </style:style>
    <style:style style:name="P2" style:family="paragraph" style:parent-style-name="Text_20_body">
      <style:text-properties officeooo:rsid="00629be2" officeooo:paragraph-rsid="00629be2"/>
    </style:style>
    <style:style style:name="P3" style:family="paragraph" style:parent-style-name="Text_20_body">
      <style:text-properties officeooo:rsid="0065a612" officeooo:paragraph-rsid="0065a612"/>
    </style:style>
    <style:style style:name="P4" style:family="paragraph" style:parent-style-name="Text_20_body">
      <style:text-properties officeooo:rsid="007abea2" officeooo:paragraph-rsid="0086f65b"/>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text-properties officeooo:rsid="00897cbd" officeooo:paragraph-rsid="0086f65b"/>
    </style:style>
    <style:style style:name="P10" style:family="paragraph" style:parent-style-name="Text_20_body">
      <style:paragraph-properties fo:text-align="start" style:justify-single-word="false"/>
      <style:text-properties officeooo:rsid="00897cbd" officeooo:paragraph-rsid="0086f65b"/>
    </style:style>
    <style:style style:name="P11" style:family="paragraph" style:parent-style-name="Text_20_body">
      <style:paragraph-properties fo:text-align="justify" style:justify-single-word="false"/>
      <style:text-properties officeooo:rsid="00897cbd" officeooo:paragraph-rsid="0086f65b"/>
    </style:style>
    <style:style style:name="P12" style:family="paragraph" style:parent-style-name="Text_20_body">
      <style:paragraph-properties fo:text-align="justify" style:justify-single-word="false"/>
      <style:text-properties officeooo:rsid="008cfe3b" officeooo:paragraph-rsid="008cfe3b"/>
    </style:style>
    <style:style style:name="P13" style:family="paragraph" style:parent-style-name="Text_20_body">
      <style:paragraph-properties fo:text-align="justify" style:justify-single-word="false"/>
      <style:text-properties officeooo:paragraph-rsid="009aa2e5"/>
    </style:style>
    <style:style style:name="P14" style:family="paragraph" style:parent-style-name="Text_20_body">
      <style:text-properties officeooo:rsid="009c5536" officeooo:paragraph-rsid="009c5536"/>
    </style:style>
    <style:style style:name="P15" style:family="paragraph" style:parent-style-name="T1">
      <style:text-properties officeooo:rsid="005a9a64" officeooo:paragraph-rsid="005a9a64"/>
    </style:style>
    <style:style style:name="P16" style:family="paragraph" style:parent-style-name="T2">
      <style:text-properties officeooo:rsid="005c65b6" officeooo:paragraph-rsid="005c65b6"/>
    </style:style>
    <style:style style:name="P17" style:family="paragraph" style:parent-style-name="T2" style:list-style-name="Numbering_20_1"/>
    <style:style style:name="P18" style:family="paragraph" style:parent-style-name="T2">
      <style:text-properties officeooo:paragraph-rsid="006cdbf6"/>
    </style:style>
    <style:style style:name="P19" style:family="paragraph" style:parent-style-name="Footnote">
      <style:text-properties officeooo:rsid="0088e533" officeooo:paragraph-rsid="0088e533"/>
    </style:style>
    <style:style style:name="P20" style:family="paragraph" style:parent-style-name="Footnote">
      <style:text-properties officeooo:paragraph-rsid="008b567a"/>
    </style:style>
    <style:style style:name="P21" style:family="paragraph" style:parent-style-name="Footnote">
      <style:text-properties officeooo:rsid="00926e3e" officeooo:paragraph-rsid="00926e3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3e0b9"/>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637_1084348667" text:style-name="Index_20_Link" text:visited-style-name="Index_20_Link"><text:s/>1.Statut et mission de l’auditeur au sein du Parlement Européen<text:tab/>3</text:a></text:p>
          <text:p text:style-name="P7"><text:a xlink:type="simple" xlink:href="#__RefHeading___Toc639_1084348667" text:style-name="Index_20_Link" text:visited-style-name="Index_20_Link"><text:s/>1.1.Les institutions européennes<text:tab/>3</text:a></text:p>
          <text:p text:style-name="P7"><text:a xlink:type="simple" xlink:href="#__RefHeading___Toc641_1084348667" text:style-name="Index_20_Link" text:visited-style-name="Index_20_Link"><text:s/>1.2.Le Parlement Européen<text:tab/>3</text:a></text:p>
          <text:p text:style-name="P7"><text:a xlink:type="simple" xlink:href="#__RefHeading___Toc643_1084348667" text:style-name="Index_20_Link" text:visited-style-name="Index_20_Link"><text:s/>1.3.Le service EVOLUTION<text:tab/>3</text:a></text:p>
          <text:p text:style-name="P7"><text:a xlink:type="simple" xlink:href="#__RefHeading___Toc645_1084348667" text:style-name="Index_20_Link" text:visited-style-name="Index_20_Link"><text:s/>1.4.La mission de l’auditeur<text:tab/>3</text:a></text:p>
          <text:p text:style-name="P6"><text:a xlink:type="simple" xlink:href="#__RefHeading___Toc647_1084348667" text:style-name="Index_20_Link" text:visited-style-name="Index_20_Link"><text:s/>2.La situation initiale<text:tab/>3</text:a></text:p>
          <text:p text:style-name="P7"><text:a xlink:type="simple" xlink:href="#__RefHeading___Toc649_1084348667" text:style-name="Index_20_Link" text:visited-style-name="Index_20_Link"><text:s/>2.1.Présentation et fonction de la GSA<text:tab/>3</text:a></text:p>
          <text:p text:style-name="P7"><text:a xlink:type="simple" xlink:href="#__RefHeading___Toc653_1084348667" text:style-name="Index_20_Link" text:visited-style-name="Index_20_Link"><text:s/>2.2.L’architecture applicative existante<text:tab/>3</text:a></text:p>
          <text:p text:style-name="P7"><text:a xlink:type="simple" xlink:href="#__RefHeading___Toc655_1084348667" text:style-name="Index_20_Link" text:visited-style-name="Index_20_Link"><text:s/>2.3.Les lacunes du système<text:tab/>3</text:a></text:p>
          <text:p text:style-name="P8"><text:a xlink:type="simple" xlink:href="#__RefHeading___Toc657_1084348667" text:style-name="Index_20_Link" text:visited-style-name="Index_20_Link"><text:s/>a)Une fonction principale insatisfaisante<text:tab/>3</text:a></text:p>
          <text:p text:style-name="P8"><text:a xlink:type="simple" xlink:href="#__RefHeading___Toc659_1084348667" text:style-name="Index_20_Link" text:visited-style-name="Index_20_Link"><text:s/>b)Des fonctions secondaires absentes<text:tab/>3</text:a></text:p>
          <text:p text:style-name="P7"><text:a xlink:type="simple" xlink:href="#__RefHeading___Toc661_1084348667" text:style-name="Index_20_Link" text:visited-style-name="Index_20_Link"><text:s/>2.4.Une échéance à relever<text:tab/>3</text:a></text:p>
          <text:p text:style-name="P6"><text:a xlink:type="simple" xlink:href="#__RefHeading___Toc663_1084348667" text:style-name="Index_20_Link" text:visited-style-name="Index_20_Link"><text:s/>3.Cahier des charges<text:tab/>3</text:a></text:p>
          <text:p text:style-name="P7"><text:a xlink:type="simple" xlink:href="#__RefHeading___Toc665_1084348667" text:style-name="Index_20_Link" text:visited-style-name="Index_20_Link"><text:s/>3.1.Les besoins fonctionnelles<text:tab/>3</text:a></text:p>
          <text:p text:style-name="P8"><text:a xlink:type="simple" xlink:href="#__RefHeading___Toc667_1084348667" text:style-name="Index_20_Link" text:visited-style-name="Index_20_Link"><text:s/>a)Les besoins de la direction de la communication<text:tab/>3</text:a></text:p>
          <text:p text:style-name="P8"><text:a xlink:type="simple" xlink:href="#__RefHeading___Toc669_1084348667" text:style-name="Index_20_Link" text:visited-style-name="Index_20_Link"><text:s/>b)Les besoins de la direction technique<text:tab/>3</text:a></text:p>
          <text:p text:style-name="P7"><text:a xlink:type="simple" xlink:href="#__RefHeading___Toc671_1084348667" text:style-name="Index_20_Link" text:visited-style-name="Index_20_Link"><text:s/>3.2.Les besoins techniques<text:tab/>3</text:a></text:p>
          <text:p text:style-name="P8"><text:a xlink:type="simple" xlink:href="#__RefHeading___Toc673_1084348667" text:style-name="Index_20_Link" text:visited-style-name="Index_20_Link"><text:s/>a)Les technologies supportées et autorisées<text:tab/>3</text:a></text:p>
          <text:p text:style-name="P8"><text:a xlink:type="simple" xlink:href="#__RefHeading___Toc675_1084348667" text:style-name="Index_20_Link" text:visited-style-name="Index_20_Link"><text:s/>b)Les processus qualité<text:tab/>3</text:a></text:p>
          <text:p text:style-name="P8"><text:a xlink:type="simple" xlink:href="#__RefHeading___Toc687_1084348667" text:style-name="Index_20_Link" text:visited-style-name="Index_20_Link"><text:s/>c)Un projet pilote vers le Cloud<text:tab/>4</text:a></text:p>
          <text:p text:style-name="P6"><text:a xlink:type="simple" xlink:href="#__RefHeading___Toc689_1084348667" text:style-name="Index_20_Link" text:visited-style-name="Index_20_Link"><text:s/>4.La gestion du projet<text:tab/>4</text:a></text:p>
          <text:p text:style-name="P7"><text:a xlink:type="simple" xlink:href="#__RefHeading___Toc691_1084348667" text:style-name="Index_20_Link" text:visited-style-name="Index_20_Link"><text:s/>4.1.Budget<text:tab/>4</text:a></text:p>
          <text:p text:style-name="P7"><text:a xlink:type="simple" xlink:href="#__RefHeading___Toc693_1084348667" text:style-name="Index_20_Link" text:visited-style-name="Index_20_Link"><text:s/>4.2.Planning prévisionnel<text:tab/>4</text:a></text:p>
          <text:p text:style-name="P6"><text:a xlink:type="simple" xlink:href="#__RefHeading___Toc695_1084348667" text:style-name="Index_20_Link" text:visited-style-name="Index_20_Link"><text:s/>5.La conception du projet<text:tab/>4</text:a></text:p>
          <text:p text:style-name="P7"><text:a xlink:type="simple" xlink:href="#__RefHeading___Toc697_1084348667" text:style-name="Index_20_Link" text:visited-style-name="Index_20_Link"><text:s/>5.1.Analyse fonctionnelle<text:tab/>4</text:a></text:p>
          <text:p text:style-name="P7"><text:a xlink:type="simple" xlink:href="#__RefHeading___Toc701_1084348667" text:style-name="Index_20_Link" text:visited-style-name="Index_20_Link"><text:s/>5.2.Architecture technique prévisionnelle<text:tab/>4</text:a></text:p>
          <text:p text:style-name="P7"><text:a xlink:type="simple" xlink:href="#__RefHeading___Toc705_1084348667" text:style-name="Index_20_Link" text:visited-style-name="Index_20_Link"><text:s/>5.3.État de l’art des solutions techniques applicables<text:tab/>4</text:a></text:p>
          <text:p text:style-name="P8"><text:a xlink:type="simple" xlink:href="#__RefHeading___Toc707_1084348667" text:style-name="Index_20_Link" text:visited-style-name="Index_20_Link"><text:s/>a)Les web services<text:tab/>4</text:a></text:p>
          <text:p text:style-name="P8"><text:a xlink:type="simple" xlink:href="#__RefHeading___Toc709_1084348667" text:style-name="Index_20_Link" text:visited-style-name="Index_20_Link"><text:s/>b)Les interfaces graphiques<text:tab/>4</text:a></text:p>
          <text:p text:style-name="P8"><text:a xlink:type="simple" xlink:href="#__RefHeading___Toc711_1084348667" text:style-name="Index_20_Link" text:visited-style-name="Index_20_Link"><text:s/>c)Les systèmes d’indexation<text:tab/>4</text:a></text:p>
          <text:p text:style-name="P7"><text:a xlink:type="simple" xlink:href="#__RefHeading___Toc715_1084348667" text:style-name="Index_20_Link" text:visited-style-name="Index_20_Link"><text:s/>5.4.Recherches et prototypage<text:tab/>4</text:a></text:p>
          <text:p text:style-name="P8"><text:a xlink:type="simple" xlink:href="#__RefHeading___Toc717_1084348667" text:style-name="Index_20_Link" text:visited-style-name="Index_20_Link"><text:s/>a)Un POC du module d’indexation<text:tab/>4</text:a></text:p>
          <text:p text:style-name="P8"><text:a xlink:type="simple" xlink:href="#__RefHeading___Toc719_1084348667" text:style-name="Index_20_Link" text:visited-style-name="Index_20_Link"><text:s/>b)La solution Azur Search<text:tab/>4</text:a></text:p>
          <text:p text:style-name="P8"><text:a xlink:type="simple" xlink:href="#__RefHeading___Toc721_1084348667" text:style-name="Index_20_Link" text:visited-style-name="Index_20_Link"><text:s/>c)Les solutions Amazon<text:tab/>4</text:a></text:p>
          <text:p text:style-name="P8"><text:soft-page-break/><text:a xlink:type="simple" xlink:href="#__RefHeading___Toc729_1084348667" text:style-name="Index_20_Link" text:visited-style-name="Index_20_Link"><text:s/>d)L’hébergement des index ElasticSearch sur le réseau du Parlement<text:tab/>4</text:a></text:p>
          <text:p text:style-name="P7"><text:a xlink:type="simple" xlink:href="#__RefHeading___Toc731_1084348667" text:style-name="Index_20_Link" text:visited-style-name="Index_20_Link"><text:s/>5.5.Choix de la solution<text:tab/>4</text:a></text:p>
          <text:p text:style-name="P8"><text:a xlink:type="simple" xlink:href="#__RefHeading___Toc733_1084348667" text:style-name="Index_20_Link" text:visited-style-name="Index_20_Link"><text:s/>a)Étude comparative<text:tab/>5</text:a></text:p>
          <text:p text:style-name="P8"><text:a xlink:type="simple" xlink:href="#__RefHeading___Toc741_1084348667" text:style-name="Index_20_Link" text:visited-style-name="Index_20_Link"><text:s/>b)Schéma d’architecture technique définitif<text:tab/>5</text:a></text:p>
          <text:p text:style-name="P7"><text:a xlink:type="simple" xlink:href="#__RefHeading___Toc743_1084348667" text:style-name="Index_20_Link" text:visited-style-name="Index_20_Link"><text:s/>5.6.Conclusion<text:tab/>5</text:a></text:p>
          <text:p text:style-name="P6"><text:a xlink:type="simple" xlink:href="#__RefHeading___Toc745_1084348667" text:style-name="Index_20_Link" text:visited-style-name="Index_20_Link"><text:s/>6.La réalisation<text:tab/>5</text:a></text:p>
          <text:p text:style-name="P7"><text:a xlink:type="simple" xlink:href="#__RefHeading___Toc747_1084348667" text:style-name="Index_20_Link" text:visited-style-name="Index_20_Link"><text:s/>6.1.Un développement par itération<text:tab/>5</text:a></text:p>
          <text:p text:style-name="P8"><text:a xlink:type="simple" xlink:href="#__RefHeading___Toc749_1084348667" text:style-name="Index_20_Link" text:visited-style-name="Index_20_Link"><text:s/>a)De plus prioritaire au moins prioritaire<text:tab/>5</text:a></text:p>
          <text:p text:style-name="P8"><text:a xlink:type="simple" xlink:href="#__RefHeading___Toc751_1084348667" text:style-name="Index_20_Link" text:visited-style-name="Index_20_Link"><text:s/>b)Des phases d’analyse approfondies et une redéfinition des besoins<text:tab/>5</text:a></text:p>
          <text:p text:style-name="P8"><text:a xlink:type="simple" xlink:href="#__RefHeading___Toc757_1084348667" text:style-name="Index_20_Link" text:visited-style-name="Index_20_Link"><text:s/>c)Validation et boucle de retro-action<text:tab/>5</text:a></text:p>
          <text:p text:style-name="P7"><text:a xlink:type="simple" xlink:href="#__RefHeading___Toc771_1084348667" text:style-name="Index_20_Link" text:visited-style-name="Index_20_Link"><text:s/>6.2.Développement du module d’indexation<text:tab/>5</text:a></text:p>
          <text:p text:style-name="P8"><text:a xlink:type="simple" xlink:href="#__RefHeading___Toc773_1084348667" text:style-name="Index_20_Link" text:visited-style-name="Index_20_Link"><text:s/>a)La gestion des fréquences d’indexation<text:tab/>5</text:a></text:p>
          <text:p text:style-name="P8"><text:a xlink:type="simple" xlink:href="#__RefHeading___Toc775_1084348667" text:style-name="Index_20_Link" text:visited-style-name="Index_20_Link"><text:s/>b)Le lien entre les pages html et le modèle de données<text:tab/>5</text:a></text:p>
          <text:p text:style-name="P8"><text:a xlink:type="simple" xlink:href="#__RefHeading___Toc777_1084348667" text:style-name="Index_20_Link" text:visited-style-name="Index_20_Link"><text:s/>c)La distinction entre les liens suivis et les pages indexées<text:tab/>5</text:a></text:p>
          <text:p text:style-name="P8"><text:a xlink:type="simple" xlink:href="#__RefHeading___Toc779_1084348667" text:style-name="Index_20_Link" text:visited-style-name="Index_20_Link"><text:s/>d)Politiques d’indexation et suppression des pages obsolètes<text:tab/>5</text:a></text:p>
          <text:p text:style-name="P8"><text:a xlink:type="simple" xlink:href="#__RefHeading___Toc781_1084348667" text:style-name="Index_20_Link" text:visited-style-name="Index_20_Link"><text:s/>e)La gestion des pages en erreur<text:tab/>5</text:a></text:p>
          <text:p text:style-name="P8"><text:a xlink:type="simple" xlink:href="#__RefHeading___Toc785_1084348667" text:style-name="Index_20_Link" text:visited-style-name="Index_20_Link"><text:s/>f)Une interface d’administration<text:tab/>6</text:a></text:p>
          <text:p text:style-name="P7"><text:a xlink:type="simple" xlink:href="#__RefHeading___Toc787_1084348667" text:style-name="Index_20_Link" text:visited-style-name="Index_20_Link"><text:s/>6.3.L’implémentation des fonctionnalités de recherches<text:tab/>6</text:a></text:p>
          <text:p text:style-name="P8"><text:a xlink:type="simple" xlink:href="#__RefHeading___Toc789_1084348667" text:style-name="Index_20_Link" text:visited-style-name="Index_20_Link"><text:s/>a)Résumé des concepts Elasticsearch<text:tab/>6</text:a></text:p>
          <text:p text:style-name="P8"><text:a xlink:type="simple" xlink:href="#__RefHeading___Toc791_1084348667" text:style-name="Index_20_Link" text:visited-style-name="Index_20_Link"><text:s/>b)Le couplage entre la structure des index et les fonctionnalités de recherche<text:tab/>6</text:a></text:p>
          <text:p text:style-name="P8"><text:a xlink:type="simple" xlink:href="#__RefHeading___Toc793_1084348667" text:style-name="Index_20_Link" text:visited-style-name="Index_20_Link"><text:s/>c)La recherche sur une phrase<text:tab/>6</text:a></text:p>
          <text:p text:style-name="P8"><text:a xlink:type="simple" xlink:href="#__RefHeading___Toc795_1084348667" text:style-name="Index_20_Link" text:visited-style-name="Index_20_Link"><text:s/>d)Une recherche simultanée sur la phrase et sur les mots<text:tab/>6</text:a></text:p>
          <text:p text:style-name="P8"><text:a xlink:type="simple" xlink:href="#__RefHeading___Toc797_1084348667" text:style-name="Index_20_Link" text:visited-style-name="Index_20_Link"><text:s/>e)Corrections et suggestions de « phrases »<text:tab/>6</text:a></text:p>
          <text:p text:style-name="P8"><text:a xlink:type="simple" xlink:href="#__RefHeading___Toc799_1084348667" text:style-name="Index_20_Link" text:visited-style-name="Index_20_Link"><text:s/>f)Auto complétion sur l’historique des requêtes pertinentes<text:tab/>6</text:a></text:p>
          <text:p text:style-name="P7"><text:a xlink:type="simple" xlink:href="#__RefHeading___Toc801_1084348667" text:style-name="Index_20_Link" text:visited-style-name="Index_20_Link"><text:s/>6.4.Développement du web service de recherche<text:tab/>6</text:a></text:p>
          <text:p text:style-name="P8"><text:a xlink:type="simple" xlink:href="#__RefHeading___Toc805_1084348667" text:style-name="Index_20_Link" text:visited-style-name="Index_20_Link"><text:s/>a)Un web service REST utilisable depuis n’importe quelle source<text:tab/>6</text:a></text:p>
          <text:p text:style-name="P8"><text:a xlink:type="simple" xlink:href="#__RefHeading___Toc807_1084348667" text:style-name="Index_20_Link" text:visited-style-name="Index_20_Link"><text:s/>b)La définition du modèle de donnée exposé<text:tab/>6</text:a></text:p>
          <text:p text:style-name="P8"><text:a xlink:type="simple" xlink:href="#__RefHeading___Toc809_1084348667" text:style-name="Index_20_Link" text:visited-style-name="Index_20_Link"><text:s/>c)Implémentation d’une page de recherche simplifiée<text:tab/>6</text:a></text:p>
          <text:p text:style-name="P7"><text:a xlink:type="simple" xlink:href="#__RefHeading___Toc811_1084348667" text:style-name="Index_20_Link" text:visited-style-name="Index_20_Link"><text:s/>6.5.Intégration du client de recherche au site internet du parlement<text:tab/>6</text:a></text:p>
          <text:p text:style-name="P6"><text:a xlink:type="simple" xlink:href="#__RefHeading___Toc813_1084348667" text:style-name="Index_20_Link" text:visited-style-name="Index_20_Link"><text:s/>7.Tests et intégration continue<text:tab/>6</text:a></text:p>
          <text:p text:style-name="P7"><text:a xlink:type="simple" xlink:href="#__RefHeading___Toc815_1084348667" text:style-name="Index_20_Link" text:visited-style-name="Index_20_Link"><text:s/>7.1.Test unitaires et couvertures de code<text:tab/>6</text:a></text:p>
          <text:p text:style-name="P7"><text:a xlink:type="simple" xlink:href="#__RefHeading___Toc819_1084348667" text:style-name="Index_20_Link" text:visited-style-name="Index_20_Link"><text:s/>7.2.Les critères qualité de l’analyse automatique du code<text:tab/>6</text:a></text:p>
          <text:p text:style-name="P7"><text:a xlink:type="simple" xlink:href="#__RefHeading___Toc821_1084348667" text:style-name="Index_20_Link" text:visited-style-name="Index_20_Link"><text:s/>7.3.Les tests d’intégration<text:tab/>6</text:a></text:p>
          <text:p text:style-name="P7"><text:a xlink:type="simple" xlink:href="#__RefHeading___Toc825_1084348667" text:style-name="Index_20_Link" text:visited-style-name="Index_20_Link"><text:s/>7.4.Les tests de validation<text:tab/>6</text:a></text:p>
          <text:p text:style-name="P6"><text:a xlink:type="simple" xlink:href="#__RefHeading___Toc829_1084348667" text:style-name="Index_20_Link" text:visited-style-name="Index_20_Link"><text:s/>8.La documentation<text:tab/>6</text:a></text:p>
          <text:p text:style-name="P7"><text:a xlink:type="simple" xlink:href="#__RefHeading___Toc831_1084348667" text:style-name="Index_20_Link" text:visited-style-name="Index_20_Link"><text:s/>8.1.Le Document Technique d’Architecture (DTA)<text:tab/>6</text:a></text:p>
          <text:p text:style-name="P7"><text:a xlink:type="simple" xlink:href="#__RefHeading___Toc833_1084348667" text:style-name="Index_20_Link" text:visited-style-name="Index_20_Link"><text:s/>8.2.La documentation technique<text:tab/>6</text:a></text:p>
          <text:p text:style-name="P7"><text:a xlink:type="simple" xlink:href="#__RefHeading___Toc835_1084348667" text:style-name="Index_20_Link" text:visited-style-name="Index_20_Link"><text:s/>8.3.La documentation Java et les commentaires<text:tab/>7</text:a></text:p>
          <text:p text:style-name="P6"><text:a xlink:type="simple" xlink:href="#__RefHeading___Toc837_1084348667" text:style-name="Index_20_Link" text:visited-style-name="Index_20_Link"><text:s/>9.La formation utilisateurs<text:tab/>7</text:a></text:p>
          <text:p text:style-name="P6"><text:a xlink:type="simple" xlink:href="#__RefHeading___Toc1529_1084348667" text:style-name="Index_20_Link" text:visited-style-name="Index_20_Link"><text:s/>10.Retours d’expérience<text:tab/>7</text:a></text:p>
          <text:p text:style-name="P6"><text:a xlink:type="simple" xlink:href="#__RefHeading___Toc841_1084348667" text:style-name="Index_20_Link" text:visited-style-name="Index_20_Link"><text:s/>11.Conclusion<text:tab/>7</text:a></text:p>
        </text:index-body>
      </text:table-of-content>
      <text:p text:style-name="Text_20_body"/>
      <text:p text:style-name="P5"/>
      <text:list xml:id="list8325627351237902813" text:style-name="Numbering_20_1">
        <text:list-item>
          <text:h text:style-name="T1" text:outline-level="1"><text:bookmark-start text:name="__RefHeading___Toc637_1084348667"/>Statut et mission de l’auditeur au sein du Parlement Européen<text:bookmark-end text:name="__RefHeading___Toc637_1084348667"/></text:h>
          <text:list>
            <text:list-item>
              <text:h text:style-name="P16" text:outline-level="2"><text:bookmark-start text:name="__RefHeading___Toc639_1084348667"/>Les institutions européennes<text:bookmark-end text:name="__RefHeading___Toc639_1084348667"/></text:h>
            </text:list-item>
          </text:list>
        </text:list-item>
      </text:list>
      <text:p text:style-name="P4">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list xml:id="list62505786440069" text:continue-numbering="true" text:style-name="Numbering_20_1"><text:list-item><text:h text:style-name="P19" text:outline-level="1"><text:a xlink:type="simple" xlink:href="https://publications.europa.eu/fr/publication-detail/-/publication/009305e8-2a43-11e7-ab65-01aa75ed71a1" text:style-name="Internet_20_link" text:visited-style-name="Visited_20_Internet_20_Link">Publications de l’UE</text:a> : 12 leçons sur l’Europe.</text:h></text:list-item></text:list></text:note-body></text:note></text:span><text:span text:style-name="T8"> Elle compte aujourd’hui 28 états membres.</text:span></text:p>
      <text:p text:style-name="P9">Ses processus économiques, législatifs et judiciaire sont assurées par <text:span text:style-name="T9">7</text:span> institutions<text:note text:id="ftn0" text:note-class="footnote"><text:note-citation>2</text:note-citation><text:note-body><text:list xml:id="list62505602964304" text:continue-numbering="true" text:style-name="Numbering_20_1"><text:list-item><text:h text:style-name="P20" text:outline-level="1"><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h></text:list-item></text:list></text:note-body></text:note> :</text:p>
      <text:list xml:id="list6077892031257023873" text:style-name="List_20_1">
        <text:list-item>
          <text:p text:style-name="Subtitle">Le <text:span text:style-name="T10">Conseil</text:span> Européen :</text:p>
        </text:list-item>
      </text:list>
      <text:p text:style-name="P12">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62505450514785" text:continue-numbering="true" text:style-name="List_20_1">
        <text:list-item>
          <text:p text:style-name="Subtitle">L<text:span text:style-name="T10">a</text:span> C<text:span text:style-name="T10">ommission</text:span> Européen<text:span text:style-name="T10">ne</text:span> :</text:p>
        </text:list-item>
      </text:list>
      <text:p text:style-name="P13"><text:span text:style-name="T13">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span></text:p>
      <text:list xml:id="list62506138529907" text:continue-numbering="true" text:style-name="List_20_1">
        <text:list-item>
          <text:p text:style-name="Subtitle">Le Parlement Européen :</text:p>
        </text:list-item>
      </text:list>
      <text:p text:style-name="P14">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62505569241416" text:continue-numbering="true" text:style-name="List_20_1">
        <text:list-item>
          <text:p text:style-name="Subtitle"><text:soft-page-break/>Le Conseil <text:span text:style-name="T12">de l’Union Européenne</text:span><text:span text:style-name="T12"><text:note text:id="ftn2" text:note-class="footnote"><text:note-citation>3</text:note-citation><text:note-body><text:list xml:id="list62506820201555" text:continue-list="list62505602964304" text:style-name="Numbering_20_1"><text:list-item><text:h text:style-name="P21" text:outline-level="1">Le Conseil Européen et le Conseil de l’Union Européenne, ne doivent pas être confondu avec le Conseil de l’Europe, qui n’a pas le statut d’institution Européenne.</text:h></text:list-item></text:list></text:note-body></text:note></text:span><text:span text:style-name="T12"> (ou Conseil)</text:span>:</text:p>
        </text:list-item>
      </text:list>
      <text:p text:style-name="P10"/>
      <text:list xml:id="list62505130835131" text:continue-list="list62505569241416" text:style-name="List_20_1">
        <text:list-item>
          <text:p text:style-name="Subtitle">La Cour de Justice de l’Union Européenne :</text:p>
        </text:list-item>
      </text:list>
      <text:p text:style-name="P11"/>
      <text:list xml:id="list62506647082710" text:continue-numbering="true" text:style-name="List_20_1">
        <text:list-item>
          <text:p text:style-name="Subtitle">La Banque Centrale Européenne :</text:p>
        </text:list-item>
      </text:list>
      <text:p text:style-name="P9"/>
      <text:list xml:id="list62506754966071" text:continue-numbering="true" text:style-name="List_20_1">
        <text:list-item>
          <text:p text:style-name="Subtitle">La Cour des Comptes :</text:p>
        </text:list-item>
      </text:list>
      <text:p text:style-name="P9"/>
      <text:list xml:id="list62506094529507" text:continue-list="list62506820201555" text:style-name="Numbering_20_1">
        <text:list-item>
          <text:list>
            <text:list-item>
              <text:h text:style-name="P16" text:outline-level="2"><text:bookmark-start text:name="__RefHeading___Toc641_1084348667"/>Le Parlement Européen<text:bookmark-end text:name="__RefHeading___Toc641_1084348667"/></text:h>
            </text:list-item>
            <text:list-item>
              <text:h text:style-name="P16" text:outline-level="2"><text:bookmark-start text:name="__RefHeading___Toc643_1084348667"/>Le service EVOLUTION<text:bookmark-end text:name="__RefHeading___Toc643_1084348667"/></text:h>
            </text:list-item>
            <text:list-item>
              <text:h text:style-name="P16" text:outline-level="2"><text:bookmark-start text:name="__RefHeading___Toc645_1084348667"/>La mission de l’auditeur<text:bookmark-end text:name="__RefHeading___Toc645_1084348667"/></text:h>
              <text:h text:style-name="P16" text:outline-level="2"/>
            </text:list-item>
          </text:list>
        </text:list-item>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1"><text:bookmark-start text:name="__RefHeading___Toc651_1084348667"/>(Description du service Google Search Appliance).<text:bookmark-end text:name="__RefHeading___Toc651_1084348667"/></text:p>
      <text:list xml:id="list62505080161558" text:continue-numbering="true" text:style-name="Numbering_20_1">
        <text:list-item>
          <text:list>
            <text:list-item>
              <text:h text:style-name="T2" text:outline-level="2"><text:bookmark-start text:name="__RefHeading___Toc653_1084348667"/><text:span text:style-name="T2">L</text:span>’architecture applicative existante<text:bookmark-end text:name="__RefHeading___Toc653_1084348667"/></text:h>
            </text:list-item>
            <text:list-item>
              <text:h text:style-name="T2" text:outline-level="2"><text:bookmark-start text:name="__RefHeading___Toc655_1084348667"/>Les lacunes du système<text:bookmark-end text:name="__RefHeading___Toc655_1084348667"/></text:h>
              <text:list>
                <text:list-item>
                  <text:h text:style-name="T3" text:outline-level="3"><text:bookmark-start text:name="__RefHeading___Toc657_1084348667"/>Une fonction principale insatisfaisante<text:bookmark-end text:name="__RefHeading___Toc657_1084348667"/></text:h>
                </text:list-item>
                <text:list-item>
                  <text:h text:style-name="T3" text:outline-level="3"><text:bookmark-start text:name="__RefHeading___Toc659_1084348667"/>Des fonctions secondaires absentes<text:bookmark-end text:name="__RefHeading___Toc659_1084348667"/></text:h>
                </text:list-item>
              </text:list>
            </text:list-item>
            <text:list-item>
              <text:h text:style-name="T2" text:outline-level="2"><text:bookmark-start text:name="__RefHeading___Toc661_1084348667"/>Une échéance à relever<text:bookmark-end text:name="__RefHeading___Toc661_1084348667"/></text:h>
              <text:h text:style-name="T2" text:outline-level="2"/>
            </text:list-item>
          </text:list>
        </text:list-item>
        <text:list-item>
          <text:h text:style-name="T1" text:outline-level="1"><text:bookmark-start text:name="__RefHeading___Toc663_1084348667"/>Cahier des charges<text:bookmark-end text:name="__RefHeading___Toc663_1084348667"/></text:h>
          <text:list>
            <text:list-item>
              <text:h text:style-name="T2" text:outline-level="2"><text:bookmark-start text:name="__RefHeading___Toc665_1084348667"/>Les besoins fonctionnelles<text:bookmark-end text:name="__RefHeading___Toc665_1084348667"/></text:h>
              <text:list>
                <text:list-item>
                  <text:h text:style-name="T3" text:outline-level="3"><text:bookmark-start text:name="__RefHeading___Toc667_1084348667"/>Les besoins de la direction de la communication<text:bookmark-end text:name="__RefHeading___Toc667_1084348667"/></text:h>
                </text:list-item>
                <text:list-item>
                  <text:h text:style-name="T3" text:outline-level="3"><text:bookmark-start text:name="__RefHeading___Toc669_1084348667"/>Les besoins de la direction technique<text:bookmark-end text:name="__RefHeading___Toc669_1084348667"/></text:h>
                </text:list-item>
              </text:list>
            </text:list-item>
            <text:list-item>
              <text:h text:style-name="T2" text:outline-level="2"><text:bookmark-start text:name="__RefHeading___Toc671_1084348667"/><text:soft-page-break/>Les besoins techniques<text:bookmark-end text:name="__RefHeading___Toc671_1084348667"/></text:h>
              <text:list>
                <text:list-item>
                  <text:h text:style-name="T3" text:outline-level="3"><text:bookmark-start text:name="__RefHeading___Toc673_1084348667"/>Les technologies supportées et autorisées<text:bookmark-end text:name="__RefHeading___Toc673_1084348667"/></text:h>
                </text:list-item>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T4" text:outline-level="4"><text:bookmark-start text:name="__RefHeading___Toc685_1084348667"/>Revue de code automatique avec Sonar<text:bookmark-end text:name="__RefHeading___Toc685_1084348667"/></text:h>
                    </text:list-item>
                  </text:list>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17" text:outline-level="2"><text:bookmark-start text:name="__RefHeading___Toc691_1084348667"/>Budget<text:bookmark-end text:name="__RefHeading___Toc691_1084348667"/></text:h>
            </text:list-item>
            <text:list-item>
              <text:h text:style-name="P17" text:outline-level="2"><text:bookmark-start text:name="__RefHeading___Toc693_1084348667"/>Planning prévisionnel<text:bookmark-end text:name="__RefHeading___Toc693_1084348667"/></text:h>
              <text:h text:style-name="P17" text:outline-level="2"/>
            </text:list-item>
          </text:list>
        </text:list-item>
        <text:list-item>
          <text:h text:style-name="P15" text:outline-level="1"><text:bookmark-start text:name="__RefHeading___Toc695_1084348667"/>La conception du projet<text:bookmark-end text:name="__RefHeading___Toc695_1084348667"/></text:h>
          <text:list>
            <text:list-item>
              <text:h text:style-name="T2" text:outline-level="2"><text:bookmark-start text:name="__RefHeading___Toc697_1084348667"/>Analyse fonctionnelle<text:bookmark-end text:name="__RefHeading___Toc697_1084348667"/></text:h>
            </text:list-item>
          </text:list>
        </text:list-item>
      </text:list>
      <text:p text:style-name="P2"><text:bookmark-start text:name="__RefHeading___Toc699_1084348667"/>(diagramme fonctionnel, use cases)<text:bookmark-end text:name="__RefHeading___Toc699_1084348667"/></text:p>
      <text:list xml:id="list62506771607337" text:continue-numbering="true" text:style-name="Numbering_20_1">
        <text:list-item>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2"><text:bookmark-start text:name="__RefHeading___Toc703_1084348667"/>(Schéma d’architecture provisoire)<text:bookmark-end text:name="__RefHeading___Toc703_1084348667"/></text:p>
      <text:list xml:id="list62507031841553"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2"><text:bookmark-start text:name="__RefHeading___Toc713_1084348667"/>(nécessite une phase de recherche approfondie)<text:bookmark-end text:name="__RefHeading___Toc713_1084348667"/></text:p>
      <text:list xml:id="list6250568572328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text:soft-page-break/>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2"><text:bookmark-start text:name="__RefHeading___Toc727_1084348667"/>(Parler de la gestion des droits)<text:bookmark-end text:name="__RefHeading___Toc727_1084348667"/></text:p>
      <text:list xml:id="list62506182373161"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2"><text:bookmark-start text:name="__RefHeading___Toc735_1084348667"/>(malgré la complexité : on privilégie la sécurité (rapatriement possible en intranet) et<text:bookmark-end text:name="__RefHeading___Toc735_1084348667"/></text:p>
      <text:p text:style-name="P2"><text:bookmark-start text:name="__RefHeading___Toc737_1084348667"/>la flexibilité (possibilité de couvrir un plus grand nombre de besoins) =&gt; prise de<text:bookmark-end text:name="__RefHeading___Toc737_1084348667"/></text:p>
      <text:p text:style-name="P2"><text:bookmark-start text:name="__RefHeading___Toc739_1084348667"/>risques sur le budget prévisionnel)<text:bookmark-end text:name="__RefHeading___Toc739_1084348667"/></text:p>
      <text:list xml:id="list62505542317211"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list-item>
              </text:list>
            </text:list-item>
            <text:list-item>
              <text:h text:style-name="T2" text:outline-level="2"><text:bookmark-start text:name="__RefHeading___Toc743_1084348667"/>Conclusion<text:bookmark-end text:name="__RefHeading___Toc743_1084348667"/></text:h>
            </text:list-item>
          </text:list>
        </text:list-item>
      </text:list>
      <text:p text:style-name="Text_20_body"/>
      <text:list xml:id="list62505717464504" text:continue-numbering="true" text:style-name="Numbering_20_1">
        <text:list-item>
          <text:h text:style-name="P15"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3"><text:bookmark-start text:name="__RefHeading___Toc753_1084348667"/>(note : Une technologie mal comprise par la maîtrise d’ouvrage et par la maîtrise<text:bookmark-end text:name="__RefHeading___Toc753_1084348667"/></text:p>
      <text:p text:style-name="P3"><text:bookmark-start text:name="__RefHeading___Toc755_1084348667"/>d’œuvre + coûts incertains de la plateforme)<text:bookmark-end text:name="__RefHeading___Toc755_1084348667"/></text:p>
      <text:list xml:id="list62505462842165"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3"><text:bookmark-start text:name="__RefHeading___Toc759_1084348667"/>(note : exemples :<text:bookmark-end text:name="__RefHeading___Toc759_1084348667"/></text:p>
      <text:p text:style-name="P3"><text:bookmark-start text:name="__RefHeading___Toc761_1084348667"/>fréquence parsing trop importante,<text:bookmark-end text:name="__RefHeading___Toc761_1084348667"/></text:p>
      <text:p text:style-name="P3"><text:bookmark-start text:name="__RefHeading___Toc763_1084348667"/>synonymes trop laborieux remplacé par la suggestion de phrase,<text:bookmark-end text:name="__RefHeading___Toc763_1084348667"/></text:p>
      <text:p text:style-name="P3"><text:bookmark-start text:name="__RefHeading___Toc765_1084348667"/>autocompletion fulltext remplacée par l’historique des requêtes,<text:bookmark-end text:name="__RefHeading___Toc765_1084348667"/></text:p>
      <text:p text:style-name="P3"><text:bookmark-start text:name="__RefHeading___Toc767_1084348667"/>Déclaration dynamique des planètes,<text:bookmark-end text:name="__RefHeading___Toc767_1084348667"/></text:p>
      <text:p text:style-name="P3"><text:bookmark-start text:name="__RefHeading___Toc769_1084348667"/>Refonte du mapping planete ↔ index)<text:bookmark-end text:name="__RefHeading___Toc769_1084348667"/></text:p>
      <text:list xml:id="list62506964443032" text:continue-numbering="true" text:style-name="Numbering_20_1">
        <text:list-item>
          <text:list>
            <text:list-item>
              <text:h text:style-name="T2" text:outline-level="2"><text:bookmark-start text:name="__RefHeading___Toc771_1084348667"/><text:soft-page-break/><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3"><text:bookmark-start text:name="__RefHeading___Toc783_1084348667"/>(des solutions imparfaites : effort maximal)<text:bookmark-end text:name="__RefHeading___Toc783_1084348667"/></text:p>
      <text:list xml:id="list62505456442933"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3"><text:bookmark-start text:name="__RefHeading___Toc803_1084348667"/>(note : Une interface qui masque la complexité)<text:bookmark-end text:name="__RefHeading___Toc803_1084348667"/></text:p>
      <text:list xml:id="list62505398995087"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62506655389388" text:continue-numbering="true" text:style-name="Numbering_20_1">
        <text:list-item>
          <text:h text:style-name="P15" text:outline-level="1"><text:bookmark-start text:name="__RefHeading___Toc813_1084348667"/>Tests et intégration continue<text:bookmark-end text:name="__RefHeading___Toc813_1084348667"/></text:h>
          <text:list>
            <text:list-item>
              <text:h text:style-name="P18"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62505394206082"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18"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xt:soft-page-break/>(tests techniques d’intégration)<text:bookmark-end text:name="__RefHeading___Toc823_1084348667"/></text:p>
      <text:list xml:id="list62505497753818" text:continue-numbering="true" text:style-name="Numbering_20_1">
        <text:list-item>
          <text:list>
            <text:list-item>
              <text:h text:style-name="P18"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62506668799864" text:continue-numbering="true" text:style-name="Numbering_20_1">
        <text:list-item>
          <text:h text:style-name="P15"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62506296359829" text:continue-numbering="true" text:style-name="Numbering_20_1">
        <text:list-item>
          <text:h text:style-name="P15" text:outline-level="1"><text:bookmark-start text:name="__RefHeading___Toc837_1084348667"/>La formation utilisateurs<text:bookmark-end text:name="__RefHeading___Toc837_1084348667"/></text:h>
        </text:list-item>
      </text:list>
      <text:p text:style-name="Text_20_body"/>
      <text:list xml:id="list62505445687445" text:continue-numbering="true" text:style-name="Numbering_20_1">
        <text:list-item>
          <text:h text:style-name="P15" text:outline-level="1"><text:bookmark-start text:name="__RefHeading___Toc1529_1084348667"/>Retours d’expérience<text:bookmark-end text:name="__RefHeading___Toc1529_1084348667"/></text:h>
        </text:list-item>
      </text:list>
      <text:p text:style-name="Text_20_body"/>
      <text:list xml:id="list62506862266135" text:continue-numbering="true" text:style-name="Numbering_20_1">
        <text:list-item>
          <text:h text:style-name="P15"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Text_20_body"><text:bookmark-start text:name="__RefHeading___Toc1527_1084348667"/>Charles Huber <text:s text:c="100"/>CNAM GRAND EST 2017/2018<text:bookmark-end text:name="__RefHeading___Toc1527_108434866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2-06T06:24:42.629012494</dc:date>
    <meta:editing-duration>P11DT22H19M13S</meta:editing-duration>
    <meta:editing-cycles>111</meta:editing-cycles>
    <meta:document-statistic meta:table-count="0" meta:image-count="0" meta:object-count="0" meta:page-count="8" meta:paragraph-count="197" meta:word-count="1410" meta:character-count="9357" meta:non-whitespace-character-count="7979"/>
  </office:meta>
</office:document-meta>
</file>